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style:keep-together="false" fo:keep-together="always"/>
    </style:style>
    <style:style style:name="Taulukko2.A1" style:family="table-cell">
      <style:table-cell-properties style:vertical-align="" fo:padding-left="0.191cm" fo:padding-right="0.191cm" fo:padding-top="0cm" fo:padding-bottom="0cm" fo:border-left="none" fo:border-right="none" fo:border-top="none" fo:border-bottom="0.018cm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896cm" style:rel-column-width="4050*"/>
    </style:style>
    <style:style style:name="Table1.B" style:family="table-column">
      <style:table-column-properties style:column-width="4.632cm" style:rel-column-width="20938*"/>
    </style:style>
    <style:style style:name="Table1.C" style:family="table-column">
      <style:table-column-properties style:column-width="2.355cm" style:rel-column-width="10644*"/>
    </style:style>
    <style:style style:name="Table1.D" style:family="table-column">
      <style:table-column-properties style:column-width="2.725cm" style:rel-column-width="12319*"/>
    </style:style>
    <style:style style:name="Table1.E" style:family="table-column">
      <style:table-column-properties style:column-width="3.889cm" style:rel-column-width="17584*"/>
    </style:style>
    <style:style style:name="Table1.1" style:family="table-row">
      <style:table-row-properties style:keep-together="false" fo:keep-together="always"/>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E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2" style:family="table">
      <style:table-properties style:width="14.497cm" table:align="margins" style:writing-mode="lr-tb"/>
    </style:style>
    <style:style style:name="Table2.A" style:family="table-column">
      <style:table-column-properties style:column-width="0.896cm" style:rel-column-width="4050*"/>
    </style:style>
    <style:style style:name="Table2.B" style:family="table-column">
      <style:table-column-properties style:column-width="4.632cm" style:rel-column-width="20938*"/>
    </style:style>
    <style:style style:name="Table2.C" style:family="table-column">
      <style:table-column-properties style:column-width="2.355cm" style:rel-column-width="10644*"/>
    </style:style>
    <style:style style:name="Table2.D" style:family="table-column">
      <style:table-column-properties style:column-width="2.725cm" style:rel-column-width="12319*"/>
    </style:style>
    <style:style style:name="Table2.E" style:family="table-column">
      <style:table-column-properties style:column-width="3.889cm" style:rel-column-width="17584*"/>
    </style:style>
    <style:style style:name="Table2.1" style:family="table-row">
      <style:table-row-properties style:keep-together="false" fo:keep-together="always"/>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E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5" style:family="table">
      <style:table-properties style:width="14.497cm" table:align="margins" fo:keep-with-next="always" style:writing-mode="lr-tb"/>
    </style:style>
    <style:style style:name="Table5.A" style:family="table-column">
      <style:table-column-properties style:column-width="2.037cm" style:rel-column-width="9209*"/>
    </style:style>
    <style:style style:name="Table5.B" style:family="table-column">
      <style:table-column-properties style:column-width="2.672cm" style:rel-column-width="12080*"/>
    </style:style>
    <style:style style:name="Table5.C" style:family="table-column">
      <style:table-column-properties style:column-width="9.788cm" style:rel-column-width="44246*"/>
    </style:style>
    <style:style style:name="Table5.1" style:family="table-row">
      <style:table-row-properties style:keep-together="false" fo:keep-together="always"/>
    </style:style>
    <style:style style:name="Tab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e6e6e6"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4" style:family="table">
      <style:table-properties style:width="14.497cm" table:align="margins" fo:keep-with-next="always" style:writing-mode="lr-tb"/>
    </style:style>
    <style:style style:name="Table4.A" style:family="table-column">
      <style:table-column-properties style:column-width="5.528cm" style:rel-column-width="24988*"/>
    </style:style>
    <style:style style:name="Table4.B" style:family="table-column">
      <style:table-column-properties style:column-width="3.717cm" style:rel-column-width="16803*"/>
    </style:style>
    <style:style style:name="Table4.C" style:family="table-column">
      <style:table-column-properties style:column-width="5.253cm" style:rel-column-width="23744*"/>
    </style:style>
    <style:style style:name="Table4.1" style:family="table-row">
      <style:table-row-properties style:keep-together="false" fo:keep-together="always"/>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e6e6e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data-style-name="N37">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3" style:family="table">
      <style:table-properties style:width="11.934cm" table:align="right" style:writing-mode="lr-tb"/>
    </style:style>
    <style:style style:name="Table3.A" style:family="table-column">
      <style:table-column-properties style:column-width="6.906cm"/>
    </style:style>
    <style:style style:name="Table3.B" style:family="table-column">
      <style:table-column-properties style:column-width="5.02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data-style-name="N10">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data-style-name="N10">
      <style:table-cell-properties fo:padding="0.097cm" fo:border-left="0.002cm solid #000000" fo:border-right="0.002cm solid #000000" fo:border-top="none" fo:border-bottom="0.002cm solid #000000"/>
    </style:style>
    <style:style style:name="Table3.B3" style:family="table-cell" style:data-style-name="N11">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text-properties fo:language="en" fo:country="US"/>
    </style:style>
    <style:style style:name="P6" style:family="paragraph" style:parent-style-name="Text_20_body">
      <style:paragraph-properties fo:text-align="justify" style:justify-single-word="false"/>
      <style:text-properties fo:language="en" fo:country="US"/>
    </style:style>
    <style:style style:name="P7" style:family="paragraph" style:parent-style-name="Text_20_body">
      <style:text-properties fo:language="en" fo:country="GB"/>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snap-to-layout-grid="false"/>
      <style:text-properties fo:language="fi" fo:country="FI"/>
    </style:style>
    <style:style style:name="P10"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11" style:family="paragraph" style:parent-style-name="Text_20_body">
      <style:paragraph-properties fo:margin-left="0cm" fo:margin-right="0cm" fo:text-indent="0cm" style:auto-text-indent="false"/>
      <style:text-properties fo:language="en" fo:country="US"/>
    </style:style>
    <style:style style:name="P12"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13" style:family="paragraph" style:parent-style-name="Text_20_body">
      <style:paragraph-properties fo:margin-left="0cm" fo:margin-right="0cm" fo:margin-top="0cm" fo:margin-bottom="0cm" fo:text-indent="0cm" style:auto-text-indent="false" style:snap-to-layout-grid="false"/>
    </style:style>
    <style:style style:name="P14" style:family="paragraph" style:parent-style-name="Sisennetty_20_teksti">
      <style:paragraph-properties fo:margin-left="0cm" fo:margin-right="0cm" fo:text-indent="0cm" style:auto-text-indent="false"/>
    </style:style>
    <style:style style:name="P15" style:family="paragraph" style:parent-style-name="Text_20_body">
      <style:paragraph-properties fo:margin-left="-0.076cm" fo:margin-right="0cm" fo:text-indent="0cm" style:auto-text-indent="false" style:snap-to-layout-grid="false"/>
      <style:text-properties fo:language="fi" fo:country="FI"/>
    </style:style>
    <style:style style:name="P16" style:family="paragraph" style:parent-style-name="Text_20_body">
      <style:paragraph-properties fo:margin-left="-0.076cm" fo:margin-right="0cm" fo:margin-top="0cm" fo:margin-bottom="0cm" fo:text-indent="0cm" style:auto-text-indent="false" style:snap-to-layout-grid="false"/>
      <style:text-properties fo:language="fi" fo:country="FI"/>
    </style:style>
    <style:style style:name="P17" style:family="paragraph" style:parent-style-name="Table_20_Contents">
      <style:text-properties fo:font-size="10pt" style:font-size-asian="10pt" style:font-size-complex="10pt"/>
    </style:style>
    <style:style style:name="P18" style:family="paragraph" style:parent-style-name="Table_20_Contents">
      <style:paragraph-properties fo:text-align="start" style:justify-single-word="false"/>
      <style:text-properties fo:font-size="10pt" style:font-size-asian="10pt" style:font-size-complex="10pt"/>
    </style:style>
    <style:style style:name="P19" style:family="paragraph" style:parent-style-name="Table_20_Contents">
      <style:text-properties fo:font-size="10pt" fo:font-weight="bold" style:font-size-asian="10pt" style:font-weight-asian="bold" style:font-size-complex="10pt" style:font-weight-complex="bold"/>
    </style:style>
    <style:style style:name="P20" style:family="paragraph" style:parent-style-name="Table">
      <style:paragraph-properties fo:keep-with-next="always"/>
    </style:style>
    <style:style style:name="P21" style:family="paragraph" style:parent-style-name="Standard">
      <style:text-properties fo:language="en" fo:country="US"/>
    </style:style>
    <style:style style:name="P22"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23"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24"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text-properties fo:language="en" fo:country="US"/>
    </style:style>
    <style:style style:name="P28" style:family="paragraph" style:parent-style-name="Text_20_body" style:list-style-name="L3">
      <style:text-properties fo:language="en" fo:country="US"/>
    </style:style>
    <style:style style:name="P29" style:family="paragraph" style:parent-style-name="Text_20_body">
      <style:paragraph-properties fo:margin-left="0cm" fo:margin-right="0cm" fo:text-indent="0cm" style:auto-text-indent="false" style:snap-to-layout-grid="false"/>
      <style:text-properties fo:language="fi" fo:country="FI"/>
    </style:style>
    <style:style style:name="P30"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31" style:family="paragraph" style:parent-style-name="Text_20_body">
      <style:paragraph-properties fo:margin-left="-0.076cm" fo:margin-right="0cm" fo:text-indent="0cm" style:auto-text-indent="false" style:snap-to-layout-grid="false"/>
      <style:text-properties fo:language="fi" fo:country="FI"/>
    </style:style>
    <style:style style:name="P32" style:family="paragraph" style:parent-style-name="Heading_20_1">
      <style:text-properties fo:language="en" fo:country="US"/>
    </style:style>
    <style:style style:name="P33" style:family="paragraph" style:parent-style-name="Heading_20_1">
      <style:paragraph-properties fo:break-before="page"/>
    </style:style>
    <style:style style:name="P34" style:family="paragraph" style:parent-style-name="Heading_20_2">
      <style:text-properties fo:language="en" fo:country="US"/>
    </style:style>
    <style:style style:name="P35" style:family="paragraph" style:parent-style-name="Heading_20_3">
      <style:text-properties fo:language="en" fo:country="US"/>
    </style:style>
    <style:style style:name="P36" style:family="paragraph" style:parent-style-name="Otsikko_20__28_numeroimaton_29_" style:list-style-name="WW8StyleNum"/>
    <style:style style:name="P37" style:family="paragraph" style:parent-style-name="Otsikko_20__28_numeroimaton_29_" style:master-page-name="First_20_Page">
      <style:paragraph-properties style:page-number="auto"/>
      <style:text-properties fo:language="fi" fo:country="FI"/>
    </style:style>
    <style:style style:name="P38" style:family="paragraph" style:parent-style-name="Sisennetty_20_teksti" style:list-style-name="L4"/>
    <style:style style:name="T1" style:family="text">
      <style:text-properties fo:language="fi" fo:country="FI"/>
    </style:style>
    <style:style style:name="T2" style:family="text">
      <style:text-properties fo:font-size="12pt" style:font-size-asian="12pt" style:font-size-complex="12pt"/>
    </style:style>
    <style:style style:name="T3" style:family="text">
      <style:text-properties fo:language="en" fo:country="US"/>
    </style:style>
    <style:style style:name="T4" style:family="text">
      <style:text-properties fo:font-weight="bold"/>
    </style:style>
    <style:style style:name="T5"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4.02cm" fo:text-indent="-1.63cm" fo:margin-left="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5921511983489411198" text:style-name="WW8StyleNum">
        <text:list-header>
          <text:p text:style-name="P37"/>
        </text:list-header>
      </text:list>
      <text:p text:style-name="P2"/>
      <text:p text:style-name="P2"/>
      <text:p text:style-name="P2"/>
      <text:p text:style-name="P2"/>
      <text:p text:style-name="P2"/>
      <text:p text:style-name="P2"/>
      <text:list xml:id="list29694530" text:continue-numbering="true" text:style-name="WW8StyleNum">
        <text:list-header>
          <text:p text:style-name="Kansiots1"/>
          <text:p text:style-name="Kansiots1">Final Report</text:p>
          <text:p text:style-name="Kansiotsikko">Dependency Analysis Tool</text:p>
          <text:p text:style-name="Kansiotsikko">for Kactus2</text:p>
          <text:p text:style-name="Kansiots2">Version 0.5</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12">TUT</text:p>
          </table:table-cell>
          <table:table-cell table:style-name="Taulukko1.A1" office:value-type="string">
            <text:p text:style-name="P12">Department of Computer Systems</text:p>
          </table:table-cell>
          <table:table-cell table:style-name="Taulukko1.C1" office:value-type="string">
            <text:p text:style-name="P12">TKT-2527 Project Work</text:p>
          </table:table-cell>
        </table:table-row>
        <table:table-row>
          <table:table-cell table:style-name="Taulukko1.A2" table:number-columns-spanned="3" office:value-type="string">
            <text:p text:style-name="P12">Author: Joni-Matti Määttä</text:p>
          </table:table-cell>
          <table:covered-table-cell/>
          <table:covered-table-cell/>
        </table:table-row>
        <table:table-row>
          <table:table-cell table:style-name="Taulukko1.A3" table:number-columns-spanned="3" office:value-type="string">
            <text:p text:style-name="P12">Joni-Matti Määttä, joni-matti.maatta@tut.fi</text:p>
          </table:table-cell>
          <table:covered-table-cell/>
          <table:covered-table-cell/>
        </table:table-row>
        <table:table-row>
          <table:table-cell table:style-name="Taulukko1.A4" table:number-columns-spanned="3" office:value-type="string">
            <text:p text:style-name="P12">Mikko Honkonen, mikko.honkonen@tut.fi</text:p>
          </table:table-cell>
          <table:covered-table-cell/>
          <table:covered-table-cell/>
        </table:table-row>
        <table:table-row>
          <table:table-cell table:style-name="Taulukko1.A4" table:number-columns-spanned="3" office:value-type="string">
            <text:p text:style-name="P12">Tommi Korhonen, tommi.korhonen@tut.fi</text:p>
          </table:table-cell>
          <table:covered-table-cell/>
          <table:covered-table-cell/>
        </table:table-row>
        <table:table-row>
          <table:table-cell table:style-name="Taulukko1.A6" table:number-columns-spanned="3" office:value-type="string">
            <text:p text:style-name="P12"/>
          </table:table-cell>
          <table:covered-table-cell/>
          <table:covered-table-cell/>
        </table:table-row>
        <table:table-row>
          <table:table-cell table:style-name="Taulukko1.A7" table:number-columns-spanned="2" office:value-type="string">
            <text:p text:style-name="P12">Document State: Final</text:p>
          </table:table-cell>
          <table:covered-table-cell/>
          <table:table-cell table:style-name="Taulukko1.A2" office:value-type="string">
            <text:p text:style-name="P13"><text:span text:style-name="T1">Modified: </text:span><text:span text:style-name="T1"><text:modification-date style:data-style-name="N84">2013-05-08</text:modification-date></text:span></text:p>
          </table:table-cell>
        </table:table-row>
      </table:table>
      <text:list xml:id="list29694163"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header-rows>
          <table:table-row table:style-name="Taulukko2.1">
            <table:table-cell table:style-name="Taulukko2.A1" office:value-type="string">
              <text:p text:style-name="P16">Version</text:p>
            </table:table-cell>
            <table:table-cell table:style-name="Taulukko2.A1" office:value-type="string">
              <text:p text:style-name="P12">Date</text:p>
            </table:table-cell>
            <table:table-cell table:style-name="Taulukko2.A1" office:value-type="string">
              <text:p text:style-name="P12">Author(s)</text:p>
            </table:table-cell>
            <table:table-cell table:style-name="Taulukko2.A1" office:value-type="string">
              <text:p text:style-name="P12">Summary of Changes</text:p>
            </table:table-cell>
          </table:table-row>
        </table:table-header-rows>
        <table:table-row table:style-name="Taulukko2.1">
          <table:table-cell table:style-name="Taulukko2.A2" office:value-type="string">
            <text:p text:style-name="P15">0.1</text:p>
          </table:table-cell>
          <table:table-cell table:style-name="Taulukko2.B2" office:value-type="date" office:date-value="2013-04-10">
            <text:p text:style-name="P9">2013-04-10</text:p>
          </table:table-cell>
          <table:table-cell table:style-name="Taulukko2.A2" office:value-type="string">
            <text:p text:style-name="P9">T. Korhonen</text:p>
          </table:table-cell>
          <table:table-cell table:style-name="Taulukko2.A2" office:value-type="string">
            <text:p text:style-name="P10">Used document ”Project Plan.odt” as a template and modified it to Final Report.</text:p>
          </table:table-cell>
        </table:table-row>
        <table:table-row table:style-name="Taulukko2.1">
          <table:table-cell table:style-name="Taulukko2.A2" office:value-type="string">
            <text:p text:style-name="P15">0.2</text:p>
          </table:table-cell>
          <table:table-cell table:style-name="Taulukko2.B2" office:value-type="date" office:date-value="2013-04-24">
            <text:p text:style-name="P9">2013-04-24</text:p>
          </table:table-cell>
          <table:table-cell table:style-name="Taulukko2.A2" office:value-type="string">
            <text:p text:style-name="P10">T. Korhonen</text:p>
          </table:table-cell>
          <table:table-cell table:style-name="Taulukko2.A2" office:value-type="string">
            <text:p text:style-name="P9">Added content to chapters 1 and 4.</text:p>
          </table:table-cell>
        </table:table-row>
        <table:table-row table:style-name="Taulukko2.1">
          <table:table-cell table:style-name="Taulukko2.A2" office:value-type="string">
            <text:p text:style-name="P15">0.3</text:p>
          </table:table-cell>
          <table:table-cell table:style-name="Taulukko2.A2" office:value-type="string">
            <text:p text:style-name="P9">2013-04-30</text:p>
          </table:table-cell>
          <table:table-cell table:style-name="Taulukko2.A2" office:value-type="string">
            <text:p text:style-name="P10">J.-M. Määttä</text:p>
          </table:table-cell>
          <table:table-cell table:style-name="Taulukko2.A2" office:value-type="string">
            <text:p text:style-name="P9">Added content to chapters 3, 4 and 5.</text:p>
          </table:table-cell>
        </table:table-row>
        <table:table-row table:style-name="Taulukko2.1">
          <table:table-cell table:style-name="Taulukko2.A2" office:value-type="string">
            <text:p text:style-name="P15">0.4</text:p>
          </table:table-cell>
          <table:table-cell table:style-name="Taulukko2.A2" office:value-type="string">
            <text:p text:style-name="P9">2013-05-07</text:p>
          </table:table-cell>
          <table:table-cell table:style-name="Taulukko2.A2" office:value-type="string">
            <text:p text:style-name="P10">M. Honkonen</text:p>
          </table:table-cell>
          <table:table-cell table:style-name="Taulukko2.A2" office:value-type="string">
            <text:p text:style-name="P9">Added content to chapters 4, 5 and 6.</text:p>
          </table:table-cell>
        </table:table-row>
        <table:table-row table:style-name="Taulukko2.1">
          <table:table-cell table:style-name="Taulukko2.A2" office:value-type="string">
            <text:p text:style-name="P15">0.5</text:p>
          </table:table-cell>
          <table:table-cell table:style-name="Taulukko2.B2" office:value-type="date" office:date-value="2013-05-08">
            <text:p text:style-name="P9">2013-05-08</text:p>
          </table:table-cell>
          <table:table-cell table:style-name="Taulukko2.A2" office:value-type="string">
            <text:p text:style-name="P10">T. Korhonen</text:p>
          </table:table-cell>
          <table:table-cell table:style-name="Taulukko2.A2" office:value-type="string">
            <text:p text:style-name="P9">Added content to chapter 4 (Budget)</text:p>
          </table:table-cell>
        </table:table-row>
      </table:table>
      <text:list xml:id="list29692483" text:continue-numbering="true" text:style-name="WW8StyleNum">
        <text:list-header>
          <text:p text:style-name="P36">Acceptance signatures</text:p>
        </text:list-header>
      </text:list>
      <text:p text:style-name="Text_20_body"/>
      <text:p text:style-name="Text_20_body">TODO<text:line-break/><text:line-break/><text:span text:style-name="T3">Reserve place for signatures, prepare clarification of signatures beforehand</text:span></text:p>
      <text:p text:style-name="P5">Expected credit units </text:p>
      <text:list xml:id="list29698561" text:continue-numbering="true" text:style-name="WW8StyleNum">
        <text:list-header>
          <text:p text:style-name="Otsikko_20__28_numeroimaton_29_">Executive summary</text:p>
        </text:list-header>
      </text:list>
      <text:p text:style-name="Text_20_body"/>
      <text:p text:style-name="Text_20_body">TODO</text:p>
      <text:p text:style-name="P7">An executive summary contains the key topics for the whole document. Do not summarize the table of content but the <text:span text:style-name="T4">content</text:span> itself!</text:p>
      <text:p text:style-name="Text_20_body"><text:line-break/>Kactus2 is an open-source IP-XACT-based EDA tool developed at Tampere University of Technology. It aims for easier product management and development than any other tool on the market, including commercial ones. Dependency management is an essential requirement for any tool which deals with HW projects consisting even of thousands of source files. Managing such projects becomes extremely hard if the tool does not offer any help for managing dependencies between the source files. This is important especially when source modifications are made to be able to keep the whole project in compilable form at all times.</text:p>
      <text:p text:style-name="P5">The purpose of this project is to develop a dependency analysis tool that integrates with Kactus2 and offers various advantages compared to other EDA tools. The tool will be able to handle dependencies between C, C++ and VHDL files automatically and manually between other files. The project group consists of three persons with varying backgrounds in software development. The project is estimated to take five months.</text:p>
      <text:p text:style-name="Text_20_body"/>
      <text:list xml:id="list29715544"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22">1. <text:s text:c="2"/>Introduction<text:tab/>7</text:p>
          <text:p text:style-name="P23">1.1 <text:s text:c="2"/>Overview<text:tab/>7</text:p>
          <text:p text:style-name="P23">1.2 <text:s text:c="2"/>Target and Scope of the Document<text:tab/>7</text:p>
          <text:p text:style-name="P23">1.3 <text:s text:c="2"/>Structure of the Document<text:tab/>7</text:p>
          <text:p text:style-name="P22">2. <text:s text:c="2"/>Project Organization<text:tab/>8</text:p>
          <text:p text:style-name="P23">2.1 <text:s text:c="2"/>Project Members<text:tab/>8</text:p>
          <text:p text:style-name="P23">2.2 <text:s text:c="2"/>Client<text:tab/>8</text:p>
          <text:p text:style-name="P23">2.3 <text:s text:c="2"/>Other Interest Groups<text:tab/>8</text:p>
          <text:p text:style-name="P22">3. <text:s text:c="2"/>Summary of the planned project<text:tab/>9</text:p>
          <text:p text:style-name="P23">3.1 <text:s text:c="2"/>Project Background<text:tab/>9</text:p>
          <text:p text:style-name="P23">3.2 <text:s text:c="2"/>Project Objectives<text:tab/>9</text:p>
          <text:p text:style-name="P24">3.2.1 <text:s text:c="2"/>The Objectives of Different Interest Groups<text:tab/>9</text:p>
          <text:p text:style-name="P24">3.2.2 <text:s text:c="2"/>Technical Objectives<text:tab/>9</text:p>
          <text:p text:style-name="P23">3.3 <text:s text:c="2"/>Deliverables<text:tab/>9</text:p>
          <text:p text:style-name="P24">3.3.1 <text:s text:c="2"/>Reports and Documentation<text:tab/>10</text:p>
          <text:p text:style-name="P24">3.3.2 <text:s text:c="2"/>Qt Implementation of the Tool (C1)<text:tab/>11</text:p>
          <text:p text:style-name="P24">3.3.3 <text:s text:c="2"/>Presentations<text:tab/>11</text:p>
          <text:p text:style-name="P23">3.4 <text:s text:c="2"/>Planned Timetable<text:tab/>11</text:p>
          <text:p text:style-name="P22">4. <text:s text:c="2"/>Realized project implementation<text:tab/>12</text:p>
          <text:p text:style-name="P23">4.1 <text:s text:c="2"/>Implementation Steps<text:tab/>12</text:p>
          <text:p text:style-name="P23">4.2 <text:s text:c="2"/>Deliverables<text:tab/>12</text:p>
          <text:p text:style-name="P23">4.3 <text:s text:c="2"/>Project Management<text:tab/>12</text:p>
          <text:p text:style-name="P24">4.3.1 <text:s text:c="2"/>Project Meetings (internal, with the client)<text:tab/>12</text:p>
          <text:p text:style-name="P24">4.3.2 <text:s text:c="2"/>Monthly <text:s/>Reports<text:tab/>12</text:p>
          <text:p text:style-name="P24">4.3.3 <text:s text:c="2"/>Inspections<text:tab/>13</text:p>
          <text:p text:style-name="P23">4.4 <text:s text:c="2"/>Timetable and Workload<text:tab/>13</text:p>
          <text:p text:style-name="P23">4.5 <text:s text:c="2"/>Budget<text:tab/>13</text:p>
          <text:p text:style-name="P22">5. <text:s text:c="2"/>Project Conclusions<text:tab/>14</text:p>
          <text:p text:style-name="P23">5.1 <text:s text:c="2"/>Planned Project vs. Realized Project<text:tab/>14</text:p>
          <text:p text:style-name="P23">5.2 <text:s text:c="2"/>Future Development Needs<text:tab/>14</text:p>
          <text:p text:style-name="P22">6. <text:s text:c="2"/>Project Results (Technical)<text:tab/>15</text:p>
          <text:p text:style-name="P23">6.1 <text:s text:c="2"/>Results<text:tab/>15</text:p>
          <text:p text:style-name="P22"><text:soft-page-break/>7. <text:s text:c="2"/>Expected Credit Units<text:tab/>16</text:p>
          <text:p text:style-name="P23">7.1 <text:s text:c="2"/>Expected Credit Units<text:tab/>16</text:p>
          <text:p text:style-name="P22">8. <text:s text:c="2"/>Comments and Opinions on the Course<text:tab/>17</text:p>
          <text:p text:style-name="P22">9. <text:s text:c="2"/>References<text:tab/>18</text:p>
          <text:p text:style-name="P22">10. <text:s text:c="2"/>Appendices<text:tab/>19</text:p>
          <text:p text:style-name="P23">10.1 <text:s text:c="2"/>Minutes of the Meetings with the Client<text:tab/>19</text:p>
          <text:p text:style-name="P23">10.2 <text:s text:c="2"/>Minutes of the Internal Meetings of the Project Group<text:tab/>19</text:p>
          <text:p text:style-name="P23">10.3 <text:s text:c="2"/>Copies of Monthly Reports<text:tab/>19</text:p>
          <text:p text:style-name="P23">10.4 <text:s text:c="2"/>Copy of the Latest Approved Project Plan<text:tab/>19</text:p>
          <text:p text:style-name="P23">10.5 <text:s text:c="2"/>Written Deliverables<text:tab/>19</text:p>
          <text:p text:style-name="P23">10.6 <text:s text:c="2"/>Examples of the Commented Codes<text:tab/>19</text:p>
          <text:p text:style-name="P23">10.7 <text:s text:c="2"/>Functional and Technical Specifications<text:tab/>19</text:p>
          <text:p text:style-name="P23">10.8 <text:s text:c="2"/>Other<text:tab/>19</text:p>
        </text:index-body>
      </text:table-of-content>
      <text:p text:style-name="P3"/>
      <text:p text:style-name="P2"/>
      <text:p text:style-name="Text_20_body"><text:tab/></text:p>
      <text:h text:style-name="P33" text:outline-level="1" text:restart-numbering="true" text:start-value="1"><text:s/><text:tab/>Introduction</text:h>
      <text:p text:style-name="Sisennetty_20_teksti"/>
      <text:h text:style-name="Heading_20_2" text:outline-level="2"><text:s/><text:tab/>Overview</text:h>
      <text:p text:style-name="Text_20_body">Dependency analysis tool for Kactus2 project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Pervasive Computing at Tampere University of Technology. The project group consists of three persons with varying backgrounds in software development. The project is estimated to take five months.</text:p>
      <text:h text:style-name="Heading_20_2" text:outline-level="2"><text:s/><text:tab/>Target and Scope of the Document</text:h>
      <text:p text:style-name="Text_20_body">This document is the final report for the dependency analysis tool for Kactus2 project. Document summarizes information from the entire time span of the project, such as what the actual project schedule was in comparison to the planned, and whether or not the project reached the goals set in the project plan.</text:p>
      <text:p text:style-name="Text_20_body">The document provides the course staff information about how the project was implemented.</text:p>
      <text:h text:style-name="Heading_20_2" text:outline-level="2"><text:s/><text:tab/>Structure of the Document</text:h>
      <text:p text:style-name="Text_20_body">This document is divided into 10 chapters. Chapter 1 gives an introduction to this document as a whole. Chapter 2 illustrates the project organization, including information about the project team, the client and other interest groups. Chapter 3 summarizes the planned project. In chapter 4, realized implementation of the project is explained. In chapter 5, conclusions are drawn between planned and realized project. Chapter 6 discusses results of the project. Chapter 7 talks about expected credit units. Chapter 8 is preserved for comments and opinions on the course. Finally, Chapter 9 lists all used references, and Chapter 10 is for listing appendices.</text:p>
      <text:h text:style-name="Heading_20_1" text:outline-level="1"><text:s/><text:tab/>Project Organization</text:h>
      <text:p text:style-name="Sisennetty_20_teksti"/>
      <text:h text:style-name="Heading_20_2" text:outline-level="2"><text:s/><text:tab/>Project Members</text:h>
      <text:p text:style-name="Text_20_body">The project consisted of three members:</text:p>
      <text:p text:style-name="P4"><text:span text:style-name="T5">Joni-Matti Määttä<text:line-break/></text:span><text:a xlink:type="simple" xlink:href="mailto:joni-matti.maatta@tut.fi">joni-matti.maatta@tut.fi</text:a></text:p>
      <text:p text:style-name="Text_20_body">Joni-Matti was the project manager and SW architect in the project.</text:p>
      <text:p text:style-name="P4"><text:span text:style-name="T5">Mikko Honkonen<text:line-break/></text:span><text:a xlink:type="simple" xlink:href="mailto:mikko.honkonen@tut.fi">mikko.honkonen@tut.fi</text:a></text:p>
      <text:p text:style-name="Text_20_body">Mikko was the test lead in the project. He was also responsible of major development tasks in the project.</text:p>
      <text:p text:style-name="P4"><text:span text:style-name="T5">Tommi Korhonen<text:line-break/></text:span><text:a xlink:type="simple" xlink:href="mailto:tommi.korhonen@tut.fi">tommi.korhonen@tut.fi</text:a></text:p>
      <text:p text:style-name="Text_20_body">Tommi was the UI specialist in the project. He also did software development in the project.</text:p>
      <text:p text:style-name="Text_20_body">All members in the project group took part in writing the documentation for the project. Joni-Matti was in charge of the project plan and technical specification document. Tommi was in charge of the functional specification document. Mikko was in charge of the testing plan.</text:p>
      <text:h text:style-name="Heading_20_2" text:outline-level="2"><text:s/><text:tab/>Client</text:h>
      <text:p text:style-name="Text_20_body">Timo D. Hämäläinen (<text:a xlink:type="simple" xlink:href="mailto:timo.d.hamalainen@tut.fi">timo.d.hamalainen@tut.fi</text:a>) was the client of the project.</text:p>
      <text:h text:style-name="Heading_20_2" text:outline-level="2"><text:s/><text:tab/>Other Interest Groups</text:h>
      <text:p text:style-name="Text_20_body">Other interest groups included the TKT-2527 Project Work course staff, Kactus2 development team and end users. Monthly reports were done for the course staff about the progress of the project. All project documents were also sent to the course staff. The original Kactus2 development team was informed about any large decisions made in the project so that integrating the final product into Kactus2 was as effortless as possible.</text:p>
      <text:p text:style-name="Sisennetty_20_teksti"/>
      <text:h text:style-name="Heading_20_1" text:outline-level="1"><text:s/><text:tab/>Summary of the planned project</text:h>
      <text:h text:style-name="Heading_20_2" text:outline-level="2"><text:s/><text:tab/>Project Background</text:h>
      <text:p text:style-name="Text_20_body">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Text_20_body"><text:span text:style-name="T3">Kactus2 is an open-source IP-XACT-based EDA tool which aims for easier product management and development. It is developed in TUT, in the Department of </text:span><text:span text:style-name="T3">Prevasive Computing</text:span><text:span text:style-name="T3">. Dependency management </text:span><text:span text:style-name="T3">was</text:span><text:span text:style-name="T3"> an essential requirement for having an improved workflow in Kactus2.</text:span></text:p>
      <text:p text:style-name="Text_20_body"><text:span text:style-name="T3">The purpose of the project </text:span><text:span text:style-name="T3">was</text:span><text:span text:style-name="T3"> to create a dependency analysis tool for Kactus2 in order to resolve dependencies between various source files related to a hardware project. </text:span><text:span text:style-name="T3">It was required that the tool could parse dependencies in C/C++ and VHDL and display them in a so-called table-graph view.</text:span></text:p>
      <text:h text:style-name="Heading_20_2" text:outline-level="2"><text:s/><text:tab/>Project Objectives</text:h>
      <text:h text:style-name="Heading_20_3" text:outline-level="3"><text:s/><text:tab/>The Objectives of Different Interest Groups</text:h>
      <text:p text:style-name="Text_20_body">The objectives of the project group were:</text:p>
      <text:list xml:id="list3271759067649753433" text:style-name="L1">
        <text:list-item>
          <text:p text:style-name="P25">To finish a whole software development project in schedule (required)</text:p>
        </text:list-item>
        <text:list-item>
          <text:p text:style-name="P25">To have a working product integrated into Kactus2 (requested)</text:p>
        </text:list-item>
        <text:list-item>
          <text:p text:style-name="P25">Learn about project management and scheduling (requested)</text:p>
        </text:list-item>
      </text:list>
      <text:p text:style-name="Text_20_body">The objectives of the client were:</text:p>
      <text:list xml:id="list5282370158117825231" text:style-name="L2">
        <text:list-item>
          <text:p text:style-name="P26">The dependency analysis tool should have at least as good usability as Kactus2 itself (requested)</text:p>
        </text:list-item>
        <text:list-item>
          <text:p text:style-name="P26">The tool should improve the user experience and offer features that truly make the use easier (requested)</text:p>
        </text:list-item>
        <text:list-item>
          <text:p text:style-name="P26">The tool should be well integrated into Kactus2 so that it does not look like a part of its own (required)</text:p>
        </text:list-item>
      </text:list>
      <text:h text:style-name="Heading_20_3" text:outline-level="3"><text:soft-page-break/><text:s/><text:tab/>Technical Objectives</text:h>
      <text:p text:style-name="Text_20_body">The technical objective of the project was to develop good, modular software component that is easy to integrate into any Qt-based application (requested).</text:p>
      <text:h text:style-name="Heading_20_2" text:outline-level="2"><text:s/><text:tab/>Deliverables</text:h>
      <text:p text:style-name="Text_20_body">Table <text:sequence-ref text:reference-format="value" text:ref-name="refTable0">3.1</text:sequence-ref> summarizes all project deliverables.</text:p>
      <text:p text:style-name="P20"><text:span text:style-name="T5">Table </text:span><text:span text:style-name="T5"><text:sequence text:ref-name="refTable0" text:name="Table" text:formula="ooow:Table+1" style:num-format="1">3.1</text:sequence></text:span><text:span text:style-name="T5">:</text:span>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9">ID</text:p>
            </table:table-cell>
            <table:table-cell table:style-name="Table1.A1" office:value-type="string">
              <text:p text:style-name="P19">Deliverable Name</text:p>
            </table:table-cell>
            <table:table-cell table:style-name="Table1.A1" office:value-type="string">
              <text:p text:style-name="P19">Type</text:p>
            </table:table-cell>
            <table:table-cell table:style-name="Table1.A1" office:value-type="string">
              <text:p text:style-name="P19">Delivery Week</text:p>
            </table:table-cell>
            <table:table-cell table:style-name="Table1.E1" office:value-type="string">
              <text:p text:style-name="P19">Recipients</text:p>
            </table:table-cell>
          </table:table-row>
        </table:table-header-rows>
        <table:table-row table:style-name="Table1.1">
          <table:table-cell table:style-name="Table1.A2" office:value-type="string">
            <text:p text:style-name="P17">D1</text:p>
          </table:table-cell>
          <table:table-cell table:style-name="Table1.A2" office:value-type="string">
            <text:p text:style-name="P17">Functional specification</text:p>
          </table:table-cell>
          <table:table-cell table:style-name="Table1.A2" office:value-type="string">
            <text:p text:style-name="P17">Document</text:p>
          </table:table-cell>
          <table:table-cell table:style-name="Table1.A2" office:value-type="string">
            <text:p text:style-name="P17">2012 Wk 50</text:p>
          </table:table-cell>
          <table:table-cell table:style-name="Table1.E2" office:value-type="string">
            <text:p text:style-name="P17">Client, assistant</text:p>
          </table:table-cell>
        </table:table-row>
        <table:table-row table:style-name="Table1.1">
          <table:table-cell table:style-name="Table1.A2" office:value-type="string">
            <text:p text:style-name="P17">D2</text:p>
          </table:table-cell>
          <table:table-cell table:style-name="Table1.A2" office:value-type="string">
            <text:p text:style-name="P17">Technical specification</text:p>
          </table:table-cell>
          <table:table-cell table:style-name="Table1.A2" office:value-type="string">
            <text:p text:style-name="P17">Document</text:p>
          </table:table-cell>
          <table:table-cell table:style-name="Table1.A2" office:value-type="string">
            <text:p text:style-name="P17">2013 Wk 2</text:p>
          </table:table-cell>
          <table:table-cell table:style-name="Table1.E2" office:value-type="string">
            <text:p text:style-name="P17">Client, assistant</text:p>
          </table:table-cell>
        </table:table-row>
        <table:table-row table:style-name="Table1.1">
          <table:table-cell table:style-name="Table1.A2" office:value-type="string">
            <text:p text:style-name="P17">C1</text:p>
          </table:table-cell>
          <table:table-cell table:style-name="Table1.A2" office:value-type="string">
            <text:p text:style-name="P18">Qt implementation of the tool</text:p>
          </table:table-cell>
          <table:table-cell table:style-name="Table1.A2" office:value-type="string">
            <text:p text:style-name="P17">Codes</text:p>
          </table:table-cell>
          <table:table-cell table:style-name="Table1.A2" office:value-type="string">
            <text:p text:style-name="P17">2013 Wk 15</text:p>
          </table:table-cell>
          <table:table-cell table:style-name="Table1.E2" office:value-type="string">
            <text:p text:style-name="P17">Client</text:p>
          </table:table-cell>
        </table:table-row>
        <table:table-row table:style-name="Table1.1">
          <table:table-cell table:style-name="Table1.A2" office:value-type="string">
            <text:p text:style-name="P17">FR</text:p>
          </table:table-cell>
          <table:table-cell table:style-name="Table1.A2" office:value-type="string">
            <text:p text:style-name="P17">Final report</text:p>
          </table:table-cell>
          <table:table-cell table:style-name="Table1.A2" office:value-type="string">
            <text:p text:style-name="P17">Document</text:p>
          </table:table-cell>
          <table:table-cell table:style-name="Table1.A2" office:value-type="string">
            <text:p text:style-name="P17">2013 Wk 16</text:p>
          </table:table-cell>
          <table:table-cell table:style-name="Table1.E2" office:value-type="string">
            <text:p text:style-name="P17">Client, assistant</text:p>
          </table:table-cell>
        </table:table-row>
        <table:table-row table:style-name="Table1.1">
          <table:table-cell table:style-name="Table1.A2" office:value-type="string">
            <text:p text:style-name="P17">M1</text:p>
            <text:p text:style-name="P17">M2</text:p>
          </table:table-cell>
          <table:table-cell table:style-name="Table1.A2" office:value-type="string">
            <text:p text:style-name="P17">Monthly status reports 2012 (Nov, Dec)</text:p>
          </table:table-cell>
          <table:table-cell table:style-name="Table1.A2" office:value-type="string">
            <text:p text:style-name="P17">Document</text:p>
          </table:table-cell>
          <table:table-cell table:style-name="Table1.A2" office:value-type="string">
            <text:p text:style-name="P17">2012 Wk 49</text:p>
            <text:p text:style-name="P17">2013 Wk 2</text:p>
          </table:table-cell>
          <table:table-cell table:style-name="Table1.E2" office:value-type="string">
            <text:p text:style-name="P17">Assistant</text:p>
          </table:table-cell>
        </table:table-row>
        <table:table-row table:style-name="Table1.1">
          <table:table-cell table:style-name="Table1.A2" office:value-type="string">
            <text:p text:style-name="P17">M3</text:p>
            <text:p text:style-name="P17">M4</text:p>
            <text:p text:style-name="P17">M5</text:p>
          </table:table-cell>
          <table:table-cell table:style-name="Table1.A2" office:value-type="string">
            <text:p text:style-name="P17">Monthly status reports 2013 (Jan, Feb, Mar)</text:p>
          </table:table-cell>
          <table:table-cell table:style-name="Table1.A2" office:value-type="string">
            <text:p text:style-name="P17"/>
          </table:table-cell>
          <table:table-cell table:style-name="Table1.A2" office:value-type="string">
            <text:p text:style-name="P17">2013 Wk 6</text:p>
            <text:p text:style-name="P17">2013 Wk 10</text:p>
            <text:p text:style-name="P17">2013 Wk 14</text:p>
          </table:table-cell>
          <table:table-cell table:style-name="Table1.E2" office:value-type="string">
            <text:p text:style-name="P17">Assistant</text:p>
          </table:table-cell>
        </table:table-row>
        <table:table-row table:style-name="Table1.1">
          <table:table-cell table:style-name="Table1.A2" office:value-type="string">
            <text:p text:style-name="P17">P1</text:p>
          </table:table-cell>
          <table:table-cell table:style-name="Table1.A2" office:value-type="string">
            <text:p text:style-name="P17">Project plan presentation</text:p>
          </table:table-cell>
          <table:table-cell table:style-name="Table1.A2" office:value-type="string">
            <text:p text:style-name="P17">Presentation</text:p>
          </table:table-cell>
          <table:table-cell table:style-name="Table1.A2" office:value-type="string">
            <text:p text:style-name="P17">2012 Wk 48 </text:p>
          </table:table-cell>
          <table:table-cell table:style-name="Table1.E2" office:value-type="string">
            <text:p text:style-name="P17">Seminar</text:p>
          </table:table-cell>
        </table:table-row>
        <table:table-row table:style-name="Table1.1">
          <table:table-cell table:style-name="Table1.A2" office:value-type="string">
            <text:p text:style-name="P17">P2</text:p>
          </table:table-cell>
          <table:table-cell table:style-name="Table1.A2" office:value-type="string">
            <text:p text:style-name="P18">Final report presentation and live demonstration</text:p>
          </table:table-cell>
          <table:table-cell table:style-name="Table1.A2" office:value-type="string">
            <text:p text:style-name="P18">Presentation + demo</text:p>
          </table:table-cell>
          <table:table-cell table:style-name="Table1.A2" office:value-type="string">
            <text:p text:style-name="P17">2013 Wk 16</text:p>
          </table:table-cell>
          <table:table-cell table:style-name="Table1.E2" office:value-type="string">
            <text:p text:style-name="P17">Seminar</text:p>
          </table:table-cell>
        </table:table-row>
      </table:table>
      <text:p text:style-name="P8"/>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text:sequence-ref text:reference-format="value" text:ref-name="refTable0">3.1</text:sequence-ref>.</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ext:soft-page-break/>The functional specification document will be delivered to the client and the course staff via email, at the date specified in Table <text:sequence-ref text:reference-format="value" text:ref-name="refTable0">3.1</text:sequence-ref>.</text:p>
      <text:h text:style-name="Heading_20_4" text:outline-level="4"><text:s/><text:tab/>Final Report (FR)</text:h>
      <text:p text:style-name="Text_20_body">The final report summariz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text:sequence-ref text:reference-format="value" text:ref-name="refTable0">3.1</text:sequence-ref>.</text:p>
      <text:h text:style-name="Heading_20_4" text:outline-level="4"><text:s/><text:tab/>Monthly Status Reports (M1-M6)</text:h>
      <text:p text:style-name="Text_20_body">The monthly status reports summarize the current project status, the team members' effort and project progress during a single month of the project.</text:p>
      <text:p text:style-name="Text_20_body">Monthly status reports will be delivered via email to the course staff at the dates specified in Table <text:sequence-ref text:reference-format="value" text:ref-name="refTable0">3.1</text:sequence-ref>.</text:p>
      <text:h text:style-name="Heading_20_3" text:outline-level="3"><text:s/><text:tab/><text:span text:style-name="T2">Qt Implementation of the Tool (C1)</text:span></text:h>
      <text:p text:style-name="Text_20_body">The Qt implementation of the tool is the most important project deliverable, providing the software developed during the project. It will be delivered to the client at the end of the project.</text:p>
      <text:h text:style-name="Heading_20_3" text:outline-level="3"><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will be presented in a seminar at the end of the project. It summarizes the information of the final report, as well as provides a chance to demonstrate the final system implementation.</text:p>
      <text:h text:style-name="Heading_20_2" text:outline-level="2"><text:s/><text:tab/>Planned Timetable</text:h>
      <text:p text:style-name="Text_20_body">TODO</text:p>
      <text:h text:style-name="Heading_20_1" text:outline-level="1"><text:s/><text:tab/>Realized project implementation</text:h>
      <text:p text:style-name="Sisennetty_20_teksti"/>
      <text:h text:style-name="Heading_20_2" text:outline-level="2"><text:s/><text:tab/>Implementation Steps</text:h>
      <text:p text:style-name="Text_20_body">The project was carried out in five distinct steps: functional specification, technical specification, implementation, integration and testing.</text:p>
      <text:h text:style-name="Heading_20_3" text:outline-level="3"><text:s/><text:tab/>Functional Specification</text:h>
      <text:p text:style-name="Text_20_body">The features for the dependency analysis tool were designed in the functional specification phase. This phase consisted of several group and client meetings to find out the core features that are essential for the tool. A functional specification document was written as the result of this phase.</text:p>
      <text:h text:style-name="Heading_20_3" text:outline-level="3"><text:s/><text:tab/>Technical Specification</text:h>
      <text:p text:style-name="Text_20_body">Technical details were defined in the technical specification phase to a technical specification document. The most important result from this phase was the architecture diagram that was drawn as a UML diagram. The technical specification phase was conducted quite promptly in order to start the implementation as early as possible. Thus, the architecture diagram was used only as a starting point and it would evolve while the implementation proceeds.</text:p>
      <text:h text:style-name="Heading_20_3" text:outline-level="3"><text:s/><text:tab/>Implementation</text:h>
      <text:p text:style-name="Text_20_body">The actual tool was developed in the implementation phase. Development was performed in an SVN branch that was made specifically for this project. This way the development of the original Kactus2 did not interfere with the development of the tool.</text:p>
      <text:p text:style-name="Text_20_body">The development was iterative. Group meetings were held weekly to manage the implementation and to review what was done and whether the functional specification should be somehow changed or improved. The tool was demonstrated to the client once in every two weeks to get input from the client how the tool should behave and whether its usability is going into the right direction.</text:p>
      <text:p text:style-name="Text_20_body">Several good decisions were made during the implementation phase. It was possible to use a lot more ready-made components from Qt than was initially planned. Reuse of Qt components made it possible to get huge time savings from implementing some of the core features.</text:p>
      <text:h text:style-name="Heading_20_3" text:outline-level="3"><text:soft-page-break/><text:s/><text:tab/>Integration</text:h>
      <text:p text:style-name="Text_20_body">After most of the functionality had been implemented, the integration of the tool into the main Kactus2 repository began. This consisted of a merge from the project branch to trunk and finalizing the integration with the component editor in Kactus2. Integration was straightforward <text:s/>and took only a week in total.</text:p>
      <text:h text:style-name="Heading_20_3" text:outline-level="3"><text:s/><text:tab/>Testing</text:h>
      <text:p text:style-name="P5">Large-scale testing began after the integration. A test plan was written in order to execute testing in a planned way. Also, exploratory testing was used to find out special cases and scenarios where the tool would crash or otherwise behave differently as had been specified. Several bug fixes were made, and the user interface and features were fine-tuned to improve the usability of the tool.</text:p>
      <text:h text:style-name="Heading_20_2" text:outline-level="2"><text:s/><text:tab/>Deliverables</text:h>
      <text:p text:style-name="P5">TODO Mikko</text:p>
      <text:p text:style-name="Text_20_body"><text:span text:style-name="T3">The plan for deliverables is described in section 3.3. </text:span><text:span text:style-name="T3">There were some changes in the realized deliverables compared to the planned. </text:span><text:span text:style-name="T3">Most of the changes were in the delivery dates, but there was one additional </text:span><text:span text:style-name="T3">deliverable added to the project, </text:span><text:span text:style-name="T3">as </text:span><text:span text:style-name="T3">described below. </text:span><text:span text:style-name="T3">Two additional monthly reports were also added, for April (M6) and May (M7).</text:span><text:span text:style-name="T3"> </text:span><text:span text:style-name="T3">The realized schedule for deliverables is presented in </text:span><text:span text:style-name="T3">T</text:span><text:span text:style-name="T3">able </text:span><text:span text:style-name="T3"><text:sequence-ref text:reference-format="value" text:ref-name="refTable1">4.1</text:sequence-ref></text:span><text:span text:style-name="T3">. </text:span><text:span text:style-name="T3">For technical and functional specification (D1 and D2), the delivery date is the date of the first </text:span><text:span text:style-name="T3">accepted </text:span><text:span text:style-name="T3">version of the document.</text:span></text:p>
      <text:h text:style-name="Heading_20_3" text:outline-level="3"><text:span text:style-name="T3"><text:s/><text:tab/>Technical Document </text:span><text:span text:style-name="T3">3 </text:span><text:span text:style-name="T3">(D</text:span><text:span text:style-name="T3">3</text:span><text:span text:style-name="T3">): Te</text:span><text:span text:style-name="T3">st plan</text:span></text:h>
      <text:p text:style-name="Text_20_body"><text:span text:style-name="T3">During the implementation phase it was decided that a test plan would be written to aid in the testing process of the s</text:span><text:span text:style-name="T3">oftware</text:span><text:span text:style-name="T3">. </text:span><text:span text:style-name="T3">The test plan includes test cases to verify the correct functionality of the software, and </text:span><text:span text:style-name="T3">additional test cases to measure the software's performance </text:span><text:span text:style-name="T3">and stability.</text:span></text:p>
      <text:p text:style-name="Text_20_body"><text:span text:style-name="T3">The test plan </text:span><text:span text:style-name="T3">was delivered to the client </text:span><text:span text:style-name="T3">via email</text:span><text:span text:style-name="T3"> </text:span><text:span text:style-name="T3">at the end of the project.</text:span></text:p>
      <text:p text:style-name="P20"><text:span text:style-name="T5">Table </text:span><text:span text:style-name="T5"><text:sequence text:ref-name="refTable1" text:name="Table" text:formula="ooow:Table+1" style:num-format="1">4.1</text:sequence></text:span>: Realized deliverable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19">ID</text:p>
            </table:table-cell>
            <table:table-cell table:style-name="Table2.A1" office:value-type="string">
              <text:p text:style-name="P19">Deliverable Name</text:p>
            </table:table-cell>
            <table:table-cell table:style-name="Table2.A1" office:value-type="string">
              <text:p text:style-name="P19">Type</text:p>
            </table:table-cell>
            <table:table-cell table:style-name="Table2.A1" office:value-type="string">
              <text:p text:style-name="P19">Delivery Week</text:p>
            </table:table-cell>
            <table:table-cell table:style-name="Table2.E1" office:value-type="string">
              <text:p text:style-name="P19">Recipients</text:p>
            </table:table-cell>
          </table:table-row>
        </table:table-header-rows>
        <table:table-row table:style-name="Table2.1">
          <table:table-cell table:style-name="Table2.A2" office:value-type="string">
            <text:p text:style-name="P17">D1</text:p>
          </table:table-cell>
          <table:table-cell table:style-name="Table2.A2" office:value-type="string">
            <text:p text:style-name="P17">Functional specification</text:p>
          </table:table-cell>
          <table:table-cell table:style-name="Table2.A2" office:value-type="string">
            <text:p text:style-name="P17">Document</text:p>
          </table:table-cell>
          <table:table-cell table:style-name="Table2.A2" office:value-type="string">
            <text:p text:style-name="P17">2012 Wk 51?</text:p>
          </table:table-cell>
          <table:table-cell table:style-name="Table2.E2" office:value-type="string">
            <text:p text:style-name="P17">Client</text:p>
          </table:table-cell>
        </table:table-row>
        <table:table-row table:style-name="Table2.1">
          <table:table-cell table:style-name="Table2.A2" office:value-type="string">
            <text:p text:style-name="P17">D2</text:p>
          </table:table-cell>
          <table:table-cell table:style-name="Table2.A2" office:value-type="string">
            <text:p text:style-name="P17">Technical specification</text:p>
          </table:table-cell>
          <table:table-cell table:style-name="Table2.A2" office:value-type="string">
            <text:p text:style-name="P17">Document</text:p>
          </table:table-cell>
          <table:table-cell table:style-name="Table2.A2" office:value-type="string">
            <text:p text:style-name="P17">2013 Wk 4?</text:p>
          </table:table-cell>
          <table:table-cell table:style-name="Table2.E2" office:value-type="string">
            <text:p text:style-name="P17">Client</text:p>
          </table:table-cell>
        </table:table-row>
        <table:table-row table:style-name="Table2.1">
          <table:table-cell table:style-name="Table2.A2" office:value-type="string">
            <text:p text:style-name="P17">D3</text:p>
          </table:table-cell>
          <table:table-cell table:style-name="Table2.A2" office:value-type="string">
            <text:p text:style-name="P17">Test plan</text:p>
          </table:table-cell>
          <table:table-cell table:style-name="Table2.A2" office:value-type="string">
            <text:p text:style-name="P17">Document</text:p>
          </table:table-cell>
          <table:table-cell table:style-name="Table2.A2" office:value-type="string">
            <text:p text:style-name="P17">2013 Wk XX</text:p>
          </table:table-cell>
          <table:table-cell table:style-name="Table2.E2" office:value-type="string">
            <text:p text:style-name="P17">Client</text:p>
          </table:table-cell>
        </table:table-row>
        <text:soft-page-break/>
        <table:table-row table:style-name="Table2.1">
          <table:table-cell table:style-name="Table2.A2" office:value-type="string">
            <text:p text:style-name="P17">C1</text:p>
          </table:table-cell>
          <table:table-cell table:style-name="Table2.A2" office:value-type="string">
            <text:p text:style-name="P18">Qt implementation of the tool</text:p>
          </table:table-cell>
          <table:table-cell table:style-name="Table2.A2" office:value-type="string">
            <text:p text:style-name="P17">Codes</text:p>
          </table:table-cell>
          <table:table-cell table:style-name="Table2.A2" office:value-type="string">
            <text:p text:style-name="P17">2013 Wk XX</text:p>
          </table:table-cell>
          <table:table-cell table:style-name="Table2.E2" office:value-type="string">
            <text:p text:style-name="P17">Client</text:p>
          </table:table-cell>
        </table:table-row>
        <table:table-row table:style-name="Table2.1">
          <table:table-cell table:style-name="Table2.A2" office:value-type="string">
            <text:p text:style-name="P17">FR</text:p>
          </table:table-cell>
          <table:table-cell table:style-name="Table2.A2" office:value-type="string">
            <text:p text:style-name="P17">Final report</text:p>
          </table:table-cell>
          <table:table-cell table:style-name="Table2.A2" office:value-type="string">
            <text:p text:style-name="P17">Document</text:p>
          </table:table-cell>
          <table:table-cell table:style-name="Table2.A2" office:value-type="string">
            <text:p text:style-name="P17">2013 Wk XX</text:p>
          </table:table-cell>
          <table:table-cell table:style-name="Table2.E2" office:value-type="string">
            <text:p text:style-name="P17">Client, assistant</text:p>
          </table:table-cell>
        </table:table-row>
        <table:table-row table:style-name="Table2.1">
          <table:table-cell table:style-name="Table2.A2" office:value-type="string">
            <text:p text:style-name="P17">M1</text:p>
            <text:p text:style-name="P17">M2</text:p>
          </table:table-cell>
          <table:table-cell table:style-name="Table2.A2" office:value-type="string">
            <text:p text:style-name="P17">Monthly status reports 2012 (Nov, Dec)</text:p>
          </table:table-cell>
          <table:table-cell table:style-name="Table2.A2" office:value-type="string">
            <text:p text:style-name="P17">Document</text:p>
          </table:table-cell>
          <table:table-cell table:style-name="Table2.A2" office:value-type="string">
            <text:p text:style-name="P17">2012 Wk 49</text:p>
            <text:p text:style-name="P17">2013 Wk 2</text:p>
          </table:table-cell>
          <table:table-cell table:style-name="Table2.E2" office:value-type="string">
            <text:p text:style-name="P17">Assistant, Client</text:p>
          </table:table-cell>
        </table:table-row>
        <table:table-row table:style-name="Table2.1">
          <table:table-cell table:style-name="Table2.A2" office:value-type="string">
            <text:p text:style-name="P17">M3</text:p>
            <text:p text:style-name="P17">M4</text:p>
            <text:p text:style-name="P17">M5</text:p>
            <text:p text:style-name="P17">M6</text:p>
            <text:p text:style-name="P17">M7</text:p>
          </table:table-cell>
          <table:table-cell table:style-name="Table2.A2" office:value-type="string">
            <text:p text:style-name="P17">Monthly status reports 2013 (Jan, Feb, Mar, Apr, May)</text:p>
          </table:table-cell>
          <table:table-cell table:style-name="Table2.A2" office:value-type="string">
            <text:p text:style-name="P17"/>
          </table:table-cell>
          <table:table-cell table:style-name="Table2.A2" office:value-type="string">
            <text:p text:style-name="P17">2013 Wk 8</text:p>
            <text:p text:style-name="P17">2013 Wk 10</text:p>
            <text:p text:style-name="P17">2013 Wk 14</text:p>
            <text:p text:style-name="P17">2013 Wk XX</text:p>
            <text:p text:style-name="P17">2013 Wk XX</text:p>
          </table:table-cell>
          <table:table-cell table:style-name="Table2.E2" office:value-type="string">
            <text:p text:style-name="P17">Assistant, Client</text:p>
          </table:table-cell>
        </table:table-row>
        <table:table-row table:style-name="Table2.1">
          <table:table-cell table:style-name="Table2.A2" office:value-type="string">
            <text:p text:style-name="P17">P1</text:p>
          </table:table-cell>
          <table:table-cell table:style-name="Table2.A2" office:value-type="string">
            <text:p text:style-name="P17">Project plan presentation</text:p>
          </table:table-cell>
          <table:table-cell table:style-name="Table2.A2" office:value-type="string">
            <text:p text:style-name="P17">Presentation</text:p>
          </table:table-cell>
          <table:table-cell table:style-name="Table2.A2" office:value-type="string">
            <text:p text:style-name="P17">2012 Wk 48 </text:p>
          </table:table-cell>
          <table:table-cell table:style-name="Table2.E2" office:value-type="string">
            <text:p text:style-name="P17">Seminar</text:p>
          </table:table-cell>
        </table:table-row>
        <table:table-row table:style-name="Table2.1">
          <table:table-cell table:style-name="Table2.A2" office:value-type="string">
            <text:p text:style-name="P17">P2</text:p>
          </table:table-cell>
          <table:table-cell table:style-name="Table2.A2" office:value-type="string">
            <text:p text:style-name="P18">Final report presentation and live demonstration</text:p>
          </table:table-cell>
          <table:table-cell table:style-name="Table2.A2" office:value-type="string">
            <text:p text:style-name="P18">Presentation + demo</text:p>
          </table:table-cell>
          <table:table-cell table:style-name="Table2.A2" office:value-type="string">
            <text:p text:style-name="P17">2013 Wk 18</text:p>
          </table:table-cell>
          <table:table-cell table:style-name="Table2.E2" office:value-type="string">
            <text:p text:style-name="P17">Seminar</text:p>
          </table:table-cell>
        </table:table-row>
      </table:table>
      <text:h text:style-name="Heading_20_2" text:outline-level="2"><text:s/><text:tab/>Project Management</text:h>
      <text:p text:style-name="Text_20_body">Joni-Matti was the project manager. He arranged meetings with the client and course staff and sent monthly reports.</text:p>
      <text:p text:style-name="Text_20_body">The project was managed using weekly meetings and Redmine project management software at <text:a xlink:type="simple" xlink:href="http://www.hostedredmine.com/">www.hostedredmine.com</text:a>. The purpose of the weekly meetings was to review what had been done on the past week and what will be done in the next week. This made it significantly easier to manage the project and keep it on schedule. Redmine, on the other hand, was an effortless way to track down the time usage and the state of tasks.</text:p>
      <text:h text:style-name="P35" text:outline-level="3"><text:s/><text:tab/>Project Meetings (internal, with the client)</text:h>
      <text:p text:style-name="P5">Client meetings where held usually twice a month and whenever they seemed necessary. Date and contents are specified for each significant meeting in table XX.</text:p>
      <text:p text:style-name="P5">TODO Mikko: Define the date and contents for each significant meeting.</text:p>
      <text:p text:style-name="P5"/>
      <table:table table:name="Table5" table:style-name="Table5">
        <table:table-column table:style-name="Table5.A"/>
        <table:table-column table:style-name="Table5.B"/>
        <table:table-column table:style-name="Table5.C"/>
        <table:table-header-rows>
          <text:soft-page-break/>
          <table:table-row table:style-name="Table5.1">
            <table:table-cell table:style-name="Table5.A1" office:value-type="string">
              <text:p text:style-name="P19">Meeting #</text:p>
            </table:table-cell>
            <table:table-cell table:style-name="Table5.A1" office:value-type="string">
              <text:p text:style-name="P19">Date</text:p>
            </table:table-cell>
            <table:table-cell table:style-name="Table5.C1" office:value-type="string">
              <text:p text:style-name="P19">Contents</text:p>
            </table:table-cell>
          </table:table-row>
        </table:table-header-rows>
        <table:table-row table:style-name="Table5.1">
          <table:table-cell table:style-name="Table5.A2" office:value-type="string">
            <text:p text:style-name="P17">1/2012</text:p>
          </table:table-cell>
          <table:table-cell table:style-name="Table5.A2" office:value-type="string">
            <text:p text:style-name="P17">1.11.2012</text:p>
          </table:table-cell>
          <table:table-cell table:style-name="Table5.C2" office:value-type="string">
            <text:p text:style-name="P17">- First meeting with the client. Project planning</text:p>
            <text:p text:style-name="P17">- Features for the tool planned</text:p>
          </table:table-cell>
        </table:table-row>
        <table:table-row table:style-name="Table5.1">
          <table:table-cell table:style-name="Table5.A2" office:value-type="string">
            <text:p text:style-name="P17">2/2012</text:p>
          </table:table-cell>
          <table:table-cell table:style-name="Table5.A2" office:value-type="string">
            <text:p text:style-name="P17">22.11.2012</text:p>
          </table:table-cell>
          <table:table-cell table:style-name="Table5.C2" office:value-type="string">
            <text:p text:style-name="P17">- Work started on functional specification, primarily discussion and planning on the tool features</text:p>
          </table:table-cell>
        </table:table-row>
        <table:table-row table:style-name="Table5.1">
          <table:table-cell table:style-name="Table5.A2" office:value-type="string">
            <text:p text:style-name="P17">3/2012</text:p>
          </table:table-cell>
          <table:table-cell table:style-name="Table5.A2" office:value-type="string">
            <text:p text:style-name="P17">3.12.2012</text:p>
          </table:table-cell>
          <table:table-cell table:style-name="Table5.C2" office:value-type="string">
            <text:p text:style-name="P17">- First draft of the UI presented to the client</text:p>
            <text:p text:style-name="P17">- Feature planning for the functional specification</text:p>
          </table:table-cell>
        </table:table-row>
        <table:table-row table:style-name="Table5.1">
          <table:table-cell table:style-name="Table5.A2" office:value-type="string">
            <text:p text:style-name="P17">1/2013</text:p>
          </table:table-cell>
          <table:table-cell table:style-name="Table5.A2" office:value-type="string">
            <text:p text:style-name="P17">22.2.2013</text:p>
          </table:table-cell>
          <table:table-cell table:style-name="Table5.C2" office:value-type="string">
            <text:p text:style-name="P17">- Implementation has started, current version of the tool presented to the client</text:p>
            <text:p text:style-name="P17">- Clarifying current features, some additional features planned</text:p>
            <text:p text:style-name="P17">- Decision <text:s/>made to write a test plan for the software</text:p>
          </table:table-cell>
        </table:table-row>
        <table:table-row table:style-name="Table5.1">
          <table:table-cell table:style-name="Table5.A2" office:value-type="string">
            <text:p text:style-name="P17">3/2013</text:p>
          </table:table-cell>
          <table:table-cell table:style-name="Table5.A2" office:value-type="string">
            <text:p text:style-name="P17">11.4.2013</text:p>
          </table:table-cell>
          <table:table-cell table:style-name="Table5.C2" office:value-type="string">
            <text:p text:style-name="P17">- Software is nearly ready feature-wise, demonstrated to the client</text:p>
          </table:table-cell>
        </table:table-row>
      </table:table>
      <text:h text:style-name="P35" text:outline-level="3" text:is-list-header="true"/>
      <text:h text:style-name="P35" text:outline-level="3"><text:s/><text:tab/>Monthly Reports</text:h>
      <text:p text:style-name="P5">Status reports of the project were delivered each month on dates specified in table <text:sequence-ref text:reference-format="value" text:ref-name="refTable2">4.2</text:sequence-ref>. <text:s/>Monthly reports can be found from appendices.</text:p>
      <text:p text:style-name="P5"/>
      <text:p text:style-name="P20"><text:span text:style-name="T5">Table </text:span><text:span text:style-name="T5"><text:sequence text:ref-name="refTable2" text:name="Table" text:formula="ooow:Table+1" style:num-format="1">4.2</text:sequence></text:span><text:span text:style-name="T5">:</text:span> Monthly Status Report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9">Month</text:p>
            </table:table-cell>
            <table:table-cell table:style-name="Table4.A1" office:value-type="string">
              <text:p text:style-name="P19">Delivery date</text:p>
            </table:table-cell>
            <table:table-cell table:style-name="Table4.C1" office:value-type="string">
              <text:p text:style-name="P19">Recipients</text:p>
            </table:table-cell>
          </table:table-row>
        </table:table-header-rows>
        <table:table-row table:style-name="Table4.1">
          <table:table-cell table:style-name="Table4.A2" office:value-type="string">
            <text:p text:style-name="P17">November</text:p>
          </table:table-cell>
          <table:table-cell table:style-name="Table4.B2" office:value-type="date" office:date-value="2012-12-07">
            <text:p text:style-name="P17">07.12.12</text:p>
          </table:table-cell>
          <table:table-cell table:style-name="Table4.C2" office:value-type="string">
            <text:p text:style-name="P17">Course staff</text:p>
          </table:table-cell>
        </table:table-row>
        <table:table-row table:style-name="Table4.1">
          <table:table-cell table:style-name="Table4.A2" office:value-type="string">
            <text:p text:style-name="P17">December</text:p>
          </table:table-cell>
          <table:table-cell table:style-name="Table4.B2" office:value-type="date" office:date-value="2013-01-13">
            <text:p text:style-name="P17">13.01.13</text:p>
          </table:table-cell>
          <table:table-cell table:style-name="Table4.C2" office:value-type="string">
            <text:p text:style-name="P17">Course staff</text:p>
          </table:table-cell>
        </table:table-row>
        <table:table-row table:style-name="Table4.1">
          <table:table-cell table:style-name="Table4.A2" office:value-type="string">
            <text:p text:style-name="P17">January</text:p>
          </table:table-cell>
          <table:table-cell table:style-name="Table4.B2" office:value-type="date" office:date-value="2013-02-18">
            <text:p text:style-name="P17">18.02.13</text:p>
          </table:table-cell>
          <table:table-cell table:style-name="Table4.C2" office:value-type="string">
            <text:p text:style-name="P17">Course staff</text:p>
          </table:table-cell>
        </table:table-row>
        <table:table-row table:style-name="Table4.1">
          <table:table-cell table:style-name="Table4.A2" office:value-type="string">
            <text:p text:style-name="P17">February</text:p>
          </table:table-cell>
          <table:table-cell table:style-name="Table4.B2" office:value-type="date" office:date-value="2013-03-08">
            <text:p text:style-name="P17">08.03.13</text:p>
          </table:table-cell>
          <table:table-cell table:style-name="Table4.C2" office:value-type="string">
            <text:p text:style-name="P17">Course staff</text:p>
          </table:table-cell>
        </table:table-row>
        <table:table-row table:style-name="Table4.1">
          <table:table-cell table:style-name="Table4.A2" office:value-type="string">
            <text:p text:style-name="P17">March</text:p>
          </table:table-cell>
          <table:table-cell table:style-name="Table4.B2" office:value-type="date" office:date-value="2013-04-05">
            <text:p text:style-name="P17">05.04.13</text:p>
          </table:table-cell>
          <table:table-cell table:style-name="Table4.C2" office:value-type="string">
            <text:p text:style-name="P17">Course staff</text:p>
          </table:table-cell>
        </table:table-row>
        <table:table-row table:style-name="Table4.1">
          <table:table-cell table:style-name="Table4.A2" office:value-type="string">
            <text:p text:style-name="P17">April</text:p>
          </table:table-cell>
          <table:table-cell table:style-name="Table4.A2" office:value-type="string">
            <text:p text:style-name="P17">XXX</text:p>
          </table:table-cell>
          <table:table-cell table:style-name="Table4.C2" office:value-type="string">
            <text:p text:style-name="P17">Course staff</text:p>
          </table:table-cell>
        </table:table-row>
      </table:table>
      <text:p text:style-name="Table"/>
      <text:p text:style-name="P21"/>
      <text:h text:style-name="P35" text:outline-level="3"><text:s/><text:tab/>Inspections</text:h>
      <text:p text:style-name="P5">XXX??<text:line-break/>TODO Tommi: When, by who, inspection results, resulting work?</text:p>
      <text:h text:style-name="Heading_20_2" text:outline-level="2"><text:bookmark-start text:name="__RefHeading__3507_820935237"/><text:s/><text:tab/>Timetable and Workload<text:bookmark-end text:name="__RefHeading__3507_820935237"/></text:h>
      <text:p text:style-name="Text_20_body">TODO Joni-Matti: <text:span text:style-name="T3">Define the realised timetable and hours used for each project task. Graphical presentation needed.</text:span></text:p>
      <text:h text:style-name="P34" text:outline-level="2"><text:soft-page-break/><text:s/><text:tab/>Budget</text:h>
      <text:p text:style-name="Sisennetty_20_teksti">Table <text:sequence-ref text:reference-format="value" text:ref-name="refTable4">4.3</text:sequence-ref> summarizes the cost structure</text:p>
      <text:p text:style-name="P5"><draw:frame draw:style-name="fr1" draw:name="Frame1" text:anchor-type="paragraph" svg:x="1.93cm" svg:y="0.852cm" svg:width="11.162cm" style:rel-width="77%" svg:height="12.151cm" style:rel-height="scale-min" draw:z-index="0"><draw:text-box><text:p text:style-name="Table"><text:span text:style-name="T5">Table </text:span><text:span text:style-name="T5"><text:sequence text:ref-name="refTable4" text:name="Table" text:formula="ooow:Table+1" style:num-format="1">4.3</text:sequence></text:span><text:span text:style-name="T5">:</text:span> Cost summary</text:p><text:p text:style-name="Table"><draw:frame draw:style-name="fr2" draw:name="Object4" text:anchor-type="paragraph" svg:x="0.004cm" svg:y="0.002cm" svg:width="12.287cm" style:rel-width="100%" svg:height="11.442cm" style:rel-height="scale" draw:z-index="1"><draw:object xlink:href="./Object 1" xlink:type="simple" xlink:show="embed" xlink:actuate="onLoad"/><draw:image xlink:href="./ObjectReplacements/Object 1" xlink:type="simple" xlink:show="embed" xlink:actuate="onLoad"/></draw:frame></text:p></draw:text-box></draw:frame></text:p>
      <text:p text:style-name="P5"/>
      <text:p text:style-name="P5">The majority of the project's cost came from the team's salaries and additional employee costs, which accounted for over 87% of the total expenses of the project. </text:p>
      <text:p text:style-name="P5">The equipment (computers) was leased for duration of the project, which totaled to 450 euros for three computers and six months. Licences for Visual Studio cost 300 euros. No other equipment or licences were used during project.</text:p>
      <text:p text:style-name="P5">Travel costs included cost of traveling to group and client meetings. In project plan travel costs to client meetings were accidentally excluded from the estimate.</text:p>
      <text:p text:style-name="P5">Project's overall cost was 59% of the estimated cost. Reason for this was the over-estimation of needed working hours. These are explained in greater detail in chapters <text:bookmark-ref text:reference-format="number" text:ref-name="__RefHeading__3507_820935237">4.4</text:bookmark-ref> and <text:bookmark-ref text:reference-format="number" text:ref-name="__RefHeading__3509_820935237">5.1</text:bookmark-ref>.</text:p>
      <text:h text:style-name="Heading_20_1" text:outline-level="1"><text:s/><text:tab/>Project Conclusions</text:h>
      <text:p text:style-name="Sisennetty_20_teksti"/>
      <text:h text:style-name="Heading_20_2" text:outline-level="2"><text:bookmark-start text:name="__RefHeading__3509_820935237"/><text:s/><text:tab/>Planned Project vs. Realized Project<text:bookmark-end text:name="__RefHeading__3509_820935237"/></text:h>
      <text:p text:style-name="P6">The project was finished on schedule. However, the realized time usage differed significantly from the planned time schedule, since the project team was able to finish individual tasks in less time than was planned. The project was finished in only xx % of time compared to the planned working hours. One large reason for this was implementation decisions made during the project. When the time estimates were made, it was assumed that the table-style widget would have to be made from scratch, but during the implementation phase, it turned out that QTreeView class can be customized to fit to the project needs. This single decision saved at least 50 hours of work. Additional small implementation decisions also caused time savings during the project, summing up to 80 hours of savings in total. The rest of the difference between the planned and realized time usage is explained by simply overestimating the time usage at the beginning. For example, group meetings took less time on the second half of the project since there were not so many things to solve and agree than in the beginning of the project.</text:p>
      <text:p text:style-name="P6">There were two risks that came true: sickness and server downtime. Joni-Matti was ill for about two weeks at the beginning of year 2013. This resulted in a delay of one week to the planned schedule, since the implementation phase could not be started before the architecture and technical specification was ready. Fortunately, this delay was compensated during the implementation phase by the implementation decisions that offered huge time savings.</text:p>
      <text:p text:style-name="P6">Another realized risk was that Sourceforge and Redmine were sometimes down. Since Sourceforge was used as the version control, it was not possible to commit code or retrieve newest version of the code during the downtime. However, these downtime periods were temporary and usually were fixed in a matter of hours, so they did not cause any impacts to the development. Redmine was down only once during the project, but it remained offline for almost one full day. This, however, did not have any impact on the project since the implementation could be continued without access to the project management software.</text:p>
      <text:p text:style-name="P5">Other differences to the original plan, tasks, deliverables, budget, objectives, changes in project organization, etc. -&gt; what was the reason for the changes?</text:p>
      <text:p text:style-name="P5"><text:soft-page-break/>Present the project successfulness in number (percentages). See the example below.</text:p>
      <table:table table:name="Table3" table:style-name="Table3">
        <table:table-column table:style-name="Table3.A"/>
        <table:table-column table:style-name="Table3.B"/>
        <table:table-row>
          <table:table-cell table:style-name="Table3.A1" office:value-type="string">
            <text:p text:style-name="Table_20_Contents">All project objectives (results)</text:p>
          </table:table-cell>
          <table:table-cell table:style-name="Table3.B1" office:value-type="percentage" office:value="0.8">
            <text:p text:style-name="Table_20_Contents">80%</text:p>
          </table:table-cell>
        </table:table-row>
        <table:table-row>
          <table:table-cell table:style-name="Table3.A2" office:value-type="string">
            <text:p text:style-name="Table_20_Contents">Budget</text:p>
          </table:table-cell>
          <table:table-cell table:style-name="Table3.B2" office:value-type="percentage" office:value="0.9">
            <text:p text:style-name="Table_20_Contents">90%</text:p>
          </table:table-cell>
        </table:table-row>
        <table:table-row>
          <table:table-cell table:style-name="Table3.A2" office:value-type="string">
            <text:p text:style-name="Table_20_Contents">Working hours</text:p>
          </table:table-cell>
          <table:table-cell table:style-name="Table3.B3" office:value-type="percentage" office:value="0.5">
            <text:p text:style-name="Table_20_Contents">50,00%</text:p>
          </table:table-cell>
        </table:table-row>
      </table:table>
      <text:p text:style-name="P5"/>
      <text:h text:style-name="Heading_20_2" text:outline-level="2"><text:s/><text:tab/>Future Development Needs</text:h>
      <text:p text:style-name="Text_20_body">TODO Mikko: </text:p>
      <text:p text:style-name="Text_20_body"><text:span text:style-name="T3">The project was, as it was planned, fully completed. However, a</text:span><text:span text:style-name="T3"> usability study will be required to determine the tool's actual usability in real-life </text:span><text:span text:style-name="T3">usage </text:span><text:span text:style-name="T3">scenarios by its target audience.</text:span></text:p>
      <text:p text:style-name="Text_20_body"><text:span text:style-name="T3">In addition, </text:span><text:span text:style-name="T3">several ideas that did not fit into the scope of the project </text:span><text:span text:style-name="T3">came up during the project, and they may be implemented to further develop the tool. These include:</text:span></text:p>
      <text:list xml:id="list327597119083464786" text:style-name="L3">
        <text:list-item>
          <text:p text:style-name="P28">Automatic dependency descriptions for automatic dependencies.</text:p>
        </text:list-item>
        <text:list-item>
          <text:p text:style-name="P28">Handling files that exist in FileSets but are not added in the dependency analysis source directories.</text:p>
        </text:list-item>
        <text:list-item>
          <text:p text:style-name="P28">Showing dependencies from/to selected file.</text:p>
        </text:list-item>
        <text:list-item>
          <text:p text:style-name="P28">Component-specific, portable settings.</text:p>
        </text:list-item>
      </text:list>
      <text:p text:style-name="P11"/>
      <text:h text:style-name="Heading_20_1" text:outline-level="1"><text:s/><text:tab/>Project Results (Technical)</text:h>
      <text:p text:style-name="P14"/>
      <text:h text:style-name="Heading_20_2" text:outline-level="2"><text:s/><text:tab/>Results</text:h>
      <text:p text:style-name="P4"><text:span text:style-name="T3">TODO</text:span><text:span text:style-name="T3"> Mikko</text:span></text:p>
      <text:p text:style-name="P4"><text:span text:style-name="T3">The main technical result of the project is the actual software developed. </text:span><text:span text:style-name="T3">The software was delivered as C++ source code, using the version control system provided by the client.</text:span><text:span text:style-name="T3"> Over 6000 lines of software code were produces during the project.</text:span></text:p>
      <text:h text:style-name="Heading_20_1" text:outline-level="1"><text:s/><text:tab/>Expected Credit Units</text:h>
      <text:p text:style-name="Sisennetty_20_teksti"/>
      <text:h text:style-name="Heading_20_2" text:outline-level="2"><text:s/><text:tab/>Expected Credit Units</text:h>
      <text:p text:style-name="Text_20_body">Taking the amount of time used on the project, the expected credit units are determined to be 6 cp.</text:p>
      <text:p text:style-name="Text_20_body">TODO Tommi: <text:span text:style-name="T3">Arguments for justifying the number of units</text:span></text:p>
      <text:h text:style-name="P32" text:outline-level="1"><text:s/><text:tab/>Comments and Opinions on the Course</text:h>
      <text:h text:style-name="Heading_20_1" text:outline-level="1"><text:s/><text:tab/>References</text:h>
      <text:p text:style-name="Sisennetty_20_teksti"/>
      <text:p text:style-name="Sisennetty_20_teksti"/>
      <text:list xml:id="list7502980578165810644" text:style-name="L4">
        <text:list-item>
          <text:p text:style-name="P38"><text:bookmark-start text:name="__RefNumPara__3980_425957868"/>IEEE 1685: IP-XACT, Standard for packaging, integrating, and reusing IP within flow tools. USA 2009. Available at: http://standards.ieee.org/getieee/1685/download/1685-2009.pdf<text:bookmark-end text:name="__RefNumPara__3980_425957868"/></text:p>
        </text:list-item>
      </text:list>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Copies of Monthly Reports</text:h>
      <text:h text:style-name="Heading_20_2" text:outline-level="2"><text:s/><text:tab/>Copy of the Latest Approved Project Plan</text:h>
      <text:h text:style-name="Heading_20_2" text:outline-level="2"><text:s/><text:tab/>Written Deliverables</text:h>
      <text:p text:style-name="Text_20_body">TODO: specs, manuals, etc.</text:p>
      <text:h text:style-name="Heading_20_2" text:outline-level="2"><text:s/><text:tab/>Examples of the Commented Codes</text:h>
      <text:h text:style-name="Heading_20_2" text:outline-level="2"><text:s/><text:tab/>Functional and Technical Specifications</text:h>
      <text:p text:style-name="Text_20_body">TODO: If relevant</text:p>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100%"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Text" style:family="paragraph" style:parent-style-name="Caption"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Final Report<text:tab/>Version 0.5</text:p>
      </style:header>
      <style:footer>
        <text:p text:style-name="Footer">Modified: <text:modification-date style:data-style-name="N84">2013-05-08</text:modification-date><text:tab/><text:tab/><text:page-number text:select-page="current">23</text:page-number>/<text:page-count style:num-format="1">23</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YTT dokumenttirunko</dc:title>
    <meta:creation-date>2013-02-27T09:44:36.98</meta:creation-date>
    <dc:language>fi-FI</dc:language>
    <meta:editing-cycles>275</meta:editing-cycles>
    <meta:editing-duration>PT11H9M12S</meta:editing-duration>
    <dc:date>2013-05-08T09:56:04.12</dc:date>
    <meta:document-statistic meta:table-count="7" meta:image-count="0" meta:object-count="1" meta:page-count="23" meta:paragraph-count="396" meta:word-count="3646" meta:character-count="2287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438cm"/>
    </style:style>
    <style:style style:name="co3" style:family="table-column">
      <style:table-column-properties fo:break-before="auto" style:column-width="2.187cm"/>
    </style:style>
    <style:style style:name="co4" style:family="table-column">
      <style:table-column-properties fo:break-before="auto" style:column-width="2.244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ackground-color="#e6e6ff" fo:border="0.002cm solid #000000"/>
      <style:text-properties fo:font-weight="bold" style:font-weight-asian="bold" style:font-weight-complex="bold"/>
    </style:style>
    <style:style style:name="ce3" style:family="table-cell" style:parent-style-name="Excel_20_Built-in_20_Normal">
      <style:table-cell-properties fo:border-bottom="none" fo:border-left="0.002cm solid #000000" fo:border-right="none" fo:border-top="none"/>
    </style:style>
    <style:style style:name="ce4" style:family="table-cell" style:parent-style-name="Excel_20_Built-in_20_Normal">
      <style:table-cell-properties fo:border-bottom="none" style:diagonal-bl-tr="none" style:diagonal-tl-br="none"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Excel_20_Built-in_20_Normal">
      <style:table-cell-properties fo:background-color="#e6e6ff" fo:border="0.002cm solid #000000"/>
      <style:text-properties fo:font-weight="bold" style:font-weight-asian="bold" style:font-weight-complex="bold"/>
    </style:style>
    <style:style style:name="ce6" style:family="table-cell" style:parent-style-name="Excel_20_Built-in_20_Normal">
      <style:table-cell-properties fo:border-bottom="none" style:diagonal-bl-tr="none" style:diagonal-tl-br="none" fo:border-left="0.002cm solid #000000" fo:border-right="none" style:rotation-align="none" fo:border-top="none"/>
    </style:style>
    <style:style style:name="ce7" style:family="table-cell" style:parent-style-name="Excel_20_Built-in_20_Normal">
      <style:table-cell-properties fo:border-bottom="none" style:diagonal-bl-tr="none" style:diagonal-tl-br="none" fo:background-color="transparent" fo:border-left="0.002cm solid #000000" fo:border-right="none" style:rotation-align="none" fo:border-top="none"/>
    </style:style>
    <style:style style:name="ce8" style:family="table-cell" style:parent-style-name="Excel_20_Built-in_20_Normal">
      <style:table-cell-properties fo:border-bottom="0.002cm solid #000000" style:diagonal-bl-tr="none" style:diagonal-tl-br="none" fo:background-color="transparent"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Excel_20_Built-in_20_Normal">
      <style:table-cell-properties fo:border-bottom="none"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Excel_20_Built-in_20_Normal">
      <style:table-cell-properties fo:border-bottom="0.002cm solid #000000"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data-style-name="N111">
      <style:table-cell-properties fo:background-color="#e6e6ff" fo:border="0.002cm solid #000000"/>
    </style:style>
    <style:style style:name="ce12" style:family="table-cell" style:parent-style-name="Excel_20_Built-in_20_Normal">
      <style:table-cell-properties fo:border-bottom="none" fo:border-left="0.002cm solid #000000" fo:border-right="0.002cm solid #000000" fo:border-top="none"/>
    </style:style>
    <style:style style:name="ce13" style:family="table-cell" style:parent-style-name="Excel_20_Built-in_20_Normal" style:data-style-name="N109">
      <style:table-cell-properties fo:border-bottom="none" fo:border-left="0.002cm solid #000000" fo:border-right="0.002cm solid #000000" fo:border-top="none"/>
    </style:style>
    <style:style style:name="ce14" style:family="table-cell" style:parent-style-name="Excel_20_Built-in_20_Normal">
      <style:table-cell-properties fo:background-color="#e6e6ff" fo:border="0.002cm solid #000000"/>
    </style:style>
    <style:style style:name="ce15" style:family="table-cell" style:parent-style-name="Excel_20_Built-in_20_Normal" style:data-style-name="N109">
      <style:table-cell-properties fo:border-bottom="0.002cm solid #000000" fo:border-left="0.002cm solid #000000" fo:border-right="0.002cm solid #000000" fo:border-top="none"/>
    </style:style>
    <style:style style:name="ce16" style:family="table-cell" style:parent-style-name="Default">
      <style:table-cell-properties fo:border-bottom="none" fo:border-left="0.002cm solid #000000" fo:border-right="0.002cm solid #000000" fo:border-top="none"/>
    </style:style>
  </office:automatic-styles>
  <office:body>
    <office:spreadsheet>
      <table:calculation-settings table:case-sensitive="false" table:automatic-find-labels="false" table:use-regular-expressions="false">
        <table:iteration table:maximum-difference="0.0001"/>
      </table:calculation-settings>
      <table:table table:name="example 2" table:style-name="ta1" table:print="false">
        <table:table-column table:style-name="co1" table:number-columns-repeated="8" table:default-cell-style-name="Default"/>
        <table:table-column table:style-name="co2" table:default-cell-style-name="ce6"/>
        <table:table-column table:style-name="co3" table:default-cell-style-name="ce13"/>
        <table:table-column table:style-name="co4" table:default-cell-style-name="ce13"/>
        <table:table-row table:style-name="ro1" table:number-rows-repeated="3">
          <table:table-cell table:number-columns-repeated="8"/>
          <table:table-cell table:style-name="Default" table:number-columns-repeated="3"/>
        </table:table-row>
        <table:table-row table:style-name="ro1">
          <table:table-cell table:number-columns-repeated="8"/>
          <table:table-cell table:style-name="ce1" office:value-type="string">
            <text:p>Costs</text:p>
          </table:table-cell>
          <table:table-cell table:style-name="ce1" office:value-type="string">
            <text:p>Estimated</text:p>
          </table:table-cell>
          <table:table-cell table:style-name="ce1" office:value-type="string">
            <text:p>Released</text:p>
          </table:table-cell>
        </table:table-row>
        <table:table-row table:style-name="ro1">
          <table:table-cell table:number-columns-repeated="8"/>
          <table:table-cell table:style-name="ce2" office:value-type="string">
            <text:p>Personnel costs</text:p>
          </table:table-cell>
          <table:table-cell table:style-name="ce11" table:number-columns-repeated="2"/>
        </table:table-row>
        <table:table-row table:style-name="ro2">
          <table:table-cell table:number-columns-repeated="8"/>
          <table:table-cell table:style-name="ce3" office:value-type="string">
            <text:p>Working hours</text:p>
          </table:table-cell>
          <table:table-cell table:style-name="ce12" office:value-type="float" office:value="619">
            <text:p>619</text:p>
          </table:table-cell>
          <table:table-cell table:style-name="ce16" office:value-type="float" office:value="340">
            <text:p>340</text:p>
          </table:table-cell>
        </table:table-row>
        <table:table-row table:style-name="ro2">
          <table:table-cell table:number-columns-repeated="8"/>
          <table:table-cell table:style-name="ce3" office:value-type="string">
            <text:p>Salary per hour</text:p>
          </table:table-cell>
          <table:table-cell table:number-columns-repeated="2" office:value-type="float" office:value="14">
            <text:p>14 €</text:p>
          </table:table-cell>
        </table:table-row>
        <table:table-row table:style-name="ro2">
          <table:table-cell table:number-columns-repeated="8"/>
          <table:table-cell table:style-name="ce3" office:value-type="string">
            <text:p>Salaries for project</text:p>
          </table:table-cell>
          <table:table-cell table:formula="of:=[.J7]*[.J6]" office:value-type="float" office:value="8666">
            <text:p>8 666 €</text:p>
          </table:table-cell>
          <table:table-cell table:formula="of:=[.K7]*[.K6]" office:value-type="float" office:value="4760">
            <text:p>4 760 €</text:p>
          </table:table-cell>
        </table:table-row>
        <table:table-row table:style-name="ro2">
          <table:table-cell table:number-columns-repeated="8"/>
          <table:table-cell table:style-name="ce3" office:value-type="string">
            <text:p>Indirect employee costs ( 40%)</text:p>
          </table:table-cell>
          <table:table-cell table:formula="of:=[.J8]*0.4" office:value-type="float" office:value="3466.4">
            <text:p>3 466 €</text:p>
          </table:table-cell>
          <table:table-cell table:formula="of:=[.K8]*0.4" office:value-type="float" office:value="1904">
            <text:p>1 904 €</text:p>
          </table:table-cell>
        </table:table-row>
        <table:table-row table:style-name="ro2">
          <table:table-cell table:number-columns-repeated="8"/>
          <table:table-cell table:style-name="ce4" office:value-type="string">
            <text:p>Personnel costs total</text:p>
          </table:table-cell>
          <table:table-cell table:formula="of:=[.J8]+[.J9]" office:value-type="float" office:value="12132.4">
            <text:p>12 132 €</text:p>
          </table:table-cell>
          <table:table-cell table:formula="of:=[.K8]+[.K9]" office:value-type="float" office:value="6664">
            <text:p>6 664 €</text:p>
          </table:table-cell>
        </table:table-row>
        <table:table-row table:style-name="ro2">
          <table:table-cell table:number-columns-repeated="8"/>
          <table:table-cell table:style-name="ce5" office:value-type="string">
            <text:p>Other costs</text:p>
          </table:table-cell>
          <table:table-cell table:style-name="ce14" table:number-columns-repeated="2"/>
        </table:table-row>
        <table:table-row table:style-name="ro2">
          <table:table-cell table:number-columns-repeated="8"/>
          <table:table-cell office:value-type="string">
            <text:p>Travel (VAT excluded)</text:p>
          </table:table-cell>
          <table:table-cell office:value-type="float" office:value="50">
            <text:p>50 €</text:p>
          </table:table-cell>
          <table:table-cell table:formula="of:= 2*(21 +5 )*1.24" office:value-type="float" office:value="64.48">
            <text:p>64 €</text:p>
          </table:table-cell>
        </table:table-row>
        <table:table-row table:style-name="ro2">
          <table:table-cell table:number-columns-repeated="8"/>
          <table:table-cell office:value-type="string">
            <text:p>Equipment</text:p>
          </table:table-cell>
          <table:table-cell office:value-type="float" office:value="375">
            <text:p>375 €</text:p>
          </table:table-cell>
          <table:table-cell table:formula="of:=75*6" office:value-type="float" office:value="450">
            <text:p>450 €</text:p>
          </table:table-cell>
        </table:table-row>
        <table:table-row table:style-name="ro2">
          <table:table-cell table:number-columns-repeated="8"/>
          <table:table-cell table:style-name="ce7" office:value-type="string">
            <text:p>Licences</text:p>
          </table:table-cell>
          <table:table-cell table:number-columns-repeated="2" office:value-type="float" office:value="300">
            <text:p>300 €</text:p>
          </table:table-cell>
        </table:table-row>
        <table:table-row table:style-name="ro2">
          <table:table-cell table:number-columns-repeated="8"/>
          <table:table-cell office:value-type="string">
            <text:p>Consumables and material</text:p>
          </table:table-cell>
          <table:table-cell table:number-columns-repeated="2" office:value-type="float" office:value="50">
            <text:p>50 €</text:p>
          </table:table-cell>
        </table:table-row>
        <table:table-row table:style-name="ro2">
          <table:table-cell table:number-columns-repeated="8"/>
          <table:table-cell office:value-type="string">
            <text:p>Subcontracting</text:p>
          </table:table-cell>
          <table:table-cell table:number-columns-repeated="2" office:value-type="float" office:value="0">
            <text:p>0 €</text:p>
          </table:table-cell>
        </table:table-row>
        <table:table-row table:style-name="ro2">
          <table:table-cell table:number-columns-repeated="8"/>
          <table:table-cell office:value-type="string">
            <text:p>Other costs</text:p>
          </table:table-cell>
          <table:table-cell table:number-columns-repeated="2" office:value-type="float" office:value="75">
            <text:p>75 €</text:p>
          </table:table-cell>
        </table:table-row>
        <table:table-row table:style-name="ro2">
          <table:table-cell table:number-columns-repeated="8"/>
          <table:table-cell table:style-name="ce8" office:value-type="string">
            <text:p>Other costs total</text:p>
          </table:table-cell>
          <table:table-cell table:style-name="ce15" table:formula="of:=SUM([.J12:.J17])" office:value-type="float" office:value="850">
            <text:p>850 €</text:p>
          </table:table-cell>
          <table:table-cell table:style-name="ce15" table:formula="of:=SUM([.K12:.K17])" office:value-type="float" office:value="939.48">
            <text:p>939 €</text:p>
          </table:table-cell>
        </table:table-row>
        <table:table-row table:style-name="ro2">
          <table:table-cell table:number-columns-repeated="8"/>
          <table:table-cell table:style-name="ce9" office:value-type="string">
            <text:p>Total project expences</text:p>
          </table:table-cell>
          <table:table-cell table:formula="of:=[.J10]+[.J18]" office:value-type="float" office:value="12982.4">
            <text:p>12 982 €</text:p>
          </table:table-cell>
          <table:table-cell table:formula="of:=[.K10]+[.K18]" office:value-type="float" office:value="7603.48">
            <text:p>7 603 €</text:p>
          </table:table-cell>
        </table:table-row>
        <table:table-row table:style-name="ro2">
          <table:table-cell table:number-columns-repeated="8"/>
          <table:table-cell table:style-name="ce9" office:value-type="string">
            <text:p>Profit</text:p>
          </table:table-cell>
          <table:table-cell table:number-columns-repeated="2" office:value-type="float" office:value="0">
            <text:p>0 €</text:p>
          </table:table-cell>
        </table:table-row>
        <table:table-row table:style-name="ro2">
          <table:table-cell table:number-columns-repeated="8"/>
          <table:table-cell table:style-name="ce9" office:value-type="string">
            <text:p>Price of the project</text:p>
          </table:table-cell>
          <table:table-cell table:formula="of:=SUM([.J19:.J20])" office:value-type="float" office:value="12982.4">
            <text:p>12 982 €</text:p>
          </table:table-cell>
          <table:table-cell table:formula="of:=SUM([.K19:.K20])" office:value-type="float" office:value="7603.48">
            <text:p>7 603 €</text:p>
          </table:table-cell>
        </table:table-row>
        <table:table-row table:style-name="ro2">
          <table:table-cell table:number-columns-repeated="8"/>
          <table:table-cell table:style-name="ce10" office:value-type="string">
            <text:p>Price of the project (vat 23% inc)</text:p>
          </table:table-cell>
          <table:table-cell table:style-name="ce15" table:formula="of:=1.23*[.J21]" office:value-type="float" office:value="15968.352">
            <text:p>15 968 €</text:p>
          </table:table-cell>
          <table:table-cell table:style-name="ce15" table:formula="of:=1.23*[.K21]" office:value-type="float" office:value="9352.2804">
            <text:p>9 352 €</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5000" number:language="fi" number:country="FI">
      <number:number number:min-integer-digits="1"/>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currency-style style:name="N111P0" style:volatile="true">
      <number:number number:decimal-places="0" number:min-integer-digits="1" number:grouping="true"/>
      <number:text> </number:text>
      <number:currency-symbol number:language="fi" number:country="FI">€</number:currency-symbol>
    </number:currency-style>
    <number:currency-style style:name="N111">
      <number:text>-</number:text>
      <number:number number:decimal-places="0" number:min-integer-digits="1" number:grouping="true"/>
      <number:text> </number:text>
      <number:currency-symbol number:language="fi" number:country="FI">€</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i" number:country="FI">€</number:currency-symbol>
    </number:currency-style>
    <number:currency-style style:name="N11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2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8">08.05.2013</text:date>, <text:time>09:56:04</text:time></text:p>
        </style:region-right>
      </style:header>
      <style:header-left style:display="false"/>
      <style:footer>
        <text:p>Page <text:page-number>1</text:page-number> / <text:page-count>99</text:page-count></text:p>
      </style:footer>
      <style:footer-left style:display="false"/>
    </style:master-page>
  </office:master-styles>
</office:document-styles>
</file>